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d5f2c" officeooo:paragraph-rsid="000d5f2c"/>
    </style:style>
    <style:style style:name="P2" style:family="paragraph" style:parent-style-name="Heading_20_2">
      <style:text-properties officeooo:rsid="000fb323" officeooo:paragraph-rsid="000fb323"/>
    </style:style>
    <style:style style:name="P3" style:family="paragraph" style:parent-style-name="Heading_20_2">
      <style:text-properties officeooo:rsid="001052d8" officeooo:paragraph-rsid="001052d8"/>
    </style:style>
    <style:style style:name="P4" style:family="paragraph" style:parent-style-name="Text_20_body" style:list-style-name="L1">
      <style:text-properties officeooo:rsid="000d5f2c" officeooo:paragraph-rsid="000d5f2c"/>
    </style:style>
    <style:style style:name="P5" style:family="paragraph" style:parent-style-name="Text_20_body" style:list-style-name="L1">
      <style:text-properties fo:font-weight="normal" officeooo:rsid="000d5f2c" officeooo:paragraph-rsid="000d5f2c" style:font-weight-asian="normal" style:font-weight-complex="normal"/>
    </style:style>
    <style:style style:name="P6" style:family="paragraph" style:parent-style-name="Text_20_body" style:list-style-name="L1">
      <style:text-properties fo:font-weight="normal" officeooo:rsid="000ef352" officeooo:paragraph-rsid="000ef352" style:font-weight-asian="normal" style:font-weight-complex="normal"/>
    </style:style>
    <style:style style:name="P7" style:family="paragraph" style:parent-style-name="Text_20_body" style:list-style-name="L1">
      <style:text-properties fo:font-weight="normal" officeooo:rsid="000fb323" officeooo:paragraph-rsid="000fb323" style:font-weight-asian="normal" style:font-weight-complex="normal"/>
    </style:style>
    <style:style style:name="P8" style:family="paragraph" style:parent-style-name="Text_20_body" style:list-style-name="L1">
      <style:paragraph-properties fo:break-before="page"/>
      <style:text-properties fo:font-weight="normal" officeooo:rsid="000fb323" officeooo:paragraph-rsid="000fb323" style:font-weight-asian="normal" style:font-weight-complex="normal"/>
    </style:style>
    <style:style style:name="P9" style:family="paragraph" style:parent-style-name="Text_20_body" style:list-style-name="">
      <style:paragraph-properties fo:line-height="115%"/>
      <style:text-properties fo:font-weight="normal" officeooo:rsid="000fb323" officeooo:paragraph-rsid="000fb323" style:font-weight-asian="normal" style:font-weight-complex="normal"/>
    </style:style>
    <style:style style:name="P10" style:family="paragraph" style:parent-style-name="Text_20_body" style:list-style-name="L2">
      <style:text-properties officeooo:rsid="001052d8" officeooo:paragraph-rsid="001052d8"/>
    </style:style>
    <style:style style:name="P11" style:family="paragraph" style:parent-style-name="Text_20_body" style:list-style-name="L3">
      <style:text-properties officeooo:rsid="001052d8" officeooo:paragraph-rsid="001052d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reating a program</text:h>
      <text:h text:style-name="P2" text:outline-level="2">simple program</text:h>
      <text:list text:style-name="L1">
        <text:list-item>
          <text:p text:style-name="P4">program requirements</text:p>
          <text:list>
            <text:list-item>
              <text:p text:style-name="P4">statements taht define and qualify what the program needs tod o</text:p>
            </text:list-item>
          </text:list>
        </text:list-item>
        <text:list-item>
          <text:p text:style-name="P4">design constraints</text:p>
          <text:list>
            <text:list-item>
              <text:p text:style-name="P4">statements that constrain the ways in which the software can be designed and implemented</text:p>
            </text:list-item>
          </text:list>
        </text:list-item>
        <text:list-item>
          <text:p text:style-name="P4">requirements are often grouped in <text:span text:style-name="T1">needed </text:span><text:span text:style-name="T2">and </text:span><text:span text:style-name="T1">nice to have</text:span></text:p>
        </text:list-item>
        <text:list-item>
          <text:p text:style-name="P4"><text:span text:style-name="T2">also distinguish between </text:span><text:span text:style-name="T1">functional ( what the program does) </text:span><text:span text:style-name="T2">and </text:span><text:span text:style-name="T1">non functional requirements (how should the program behave) .</text:span></text:p>
        </text:list-item>
        <text:list-item>
          <text:p text:style-name="P4"><text:span text:style-name="T1">functional requirements</text:span></text:p>
          <text:list>
            <text:list-item>
              <text:p text:style-name="P5">program: "given a collection of lines of text (strings) stored ina file, sort them in alphabetical order, and write them to another file"</text:p>
            </text:list-item>
            <text:list-item>
              <text:p text:style-name="P5">input formats:</text:p>
              <text:list>
                <text:list-item>
                  <text:p text:style-name="P5">what is the input data format, how should it be stored?</text:p>
                </text:list-item>
                <text:list-item>
                  <text:p text:style-name="P5">what is a character?</text:p>
                </text:list-item>
                <text:list-item>
                  <text:p text:style-name="P5">what seperates the lines ion the file</text:p>
                </text:list-item>
                <text:list-item>
                  <text:p text:style-name="P5">what is the input character set, most comonly one byte per character</text:p>
                  <text:list>
                    <text:list-item>
                      <text:p text:style-name="P5">things like arabic or chinese require two bytes per character, because tehe are more than 256 characters involved</text:p>
                    </text:list-item>
                  </text:list>
                </text:list-item>
                <text:list-item>
                  <text:p text:style-name="P6">we assume 1 byte</text:p>
                </text:list-item>
              </text:list>
            </text:list-item>
            <text:list-item>
              <text:p text:style-name="P6">sorting</text:p>
              <text:list>
                <text:list-item>
                  <text:p text:style-name="P6">assume that you ahve english characters only, do you sort ascending or descending?</text:p>
                </text:list-item>
                <text:list-item>
                  <text:p text:style-name="P6">nonalphabetic characters?</text:p>
                </text:list-item>
                <text:list-item>
                  <text:p text:style-name="P6">numbers before or after letters?</text:p>
                </text:list-item>
                <text:list-item>
                  <text:p text:style-name="P6">lowercase uppercase</text:p>
                </text:list-item>
                <text:list-item>
                  <text:p text:style-name="P6">define sorting in numerical order, sorting of the file will occur in ascending order</text:p>
                </text:list-item>
              </text:list>
            </text:list-item>
            <text:list-item>
              <text:p text:style-name="P6">speical cases, boundaries, error conditions:</text:p>
              <text:list>
                <text:list-item>
                  <text:p text:style-name="P6">are there special cases</text:p>
                </text:list-item>
                <text:list-item>
                  <text:p text:style-name="P6">how should we handle boundary cases such as empty lines and empty files</text:p>
                </text:list-item>
                <text:list-item>
                  <text:p text:style-name="P6">error condtions, how to handle?</text:p>
                </text:list-item>
                <text:list-item>
                  <text:p text:style-name="P6">we will not use this for our program only to specify that the file is empty.</text:p>
                </text:list-item>
                <text:list-item>
                  <text:p text:style-name="P6"><text:soft-page-break/>errors should be signlaed to the user and the input file is not corrupted in anyway</text:p>
                </text:list-item>
              </text:list>
            </text:list-item>
          </text:list>
        </text:list-item>
        <text:list-item>
          <text:p text:style-name="P6">nonfunctional requirements</text:p>
          <text:list>
            <text:list-item>
              <text:p text:style-name="P6">performance requirements</text:p>
              <text:list>
                <text:list-item>
                  <text:p text:style-name="P6">performance is always an issue, we say take less than one minute to sort a file of 100 lines of 100 charactgers each</text:p>
                </text:list-item>
              </text:list>
            </text:list-item>
            <text:list-item>
              <text:p text:style-name="P6">real time requirements</text:p>
              <text:list>
                <text:list-item>
                  <text:p text:style-name="P6">when a program has to perform in realtime, it must complete processing iwthin the given amount oftime, performance is an issue</text:p>
                </text:list-item>
                <text:list-item>
                  <text:p text:style-name="P6">variability of running timeis also a big issue</text:p>
                  <text:list>
                    <text:list-item>
                      <text:p text:style-name="P6">example quick sort, it should run n log n, but it's worst case is n squared.</text:p>
                    </text:list-item>
                    <text:list-item>
                      <text:p text:style-name="P6">heap sort or merge sort could be ab etter option</text:p>
                    </text:list-item>
                  </text:list>
                </text:list-item>
              </text:list>
            </text:list-item>
            <text:list-item>
              <text:p text:style-name="P6">modifability requirements</text:p>
              <text:list>
                <text:list-item>
                  <text:p text:style-name="P6">before writing, know the life eexpectancy of the program, whether there is any plan to modify the program</text:p>
                </text:list-item>
              </text:list>
            </text:list-item>
            <text:list-item>
              <text:p text:style-name="P6">security requirements</text:p>
              <text:list>
                <text:list-item>
                  <text:p text:style-name="P6">the client org has security definitions with it's developers .., sucrity might be funcitonal ornonfunctional, a developer might argue that a system must protect against a denial of service attack in order to fufill it's mission.</text:p>
                </text:list-item>
              </text:list>
            </text:list-item>
            <text:list-item>
              <text:p text:style-name="P6">usability requirements</text:p>
              <text:list>
                <text:list-item>
                  <text:p text:style-name="P6">end users of the program, the background for them need to be considered. the user, product and environemnental characteristics are gathered of the program and studied for the design of the UI.</text:p>
                </text:list-item>
              </text:list>
            </text:list-item>
          </text:list>
        </text:list-item>
        <text:list-item>
          <text:p text:style-name="P6">design constraints</text:p>
          <text:list>
            <text:list-item>
              <text:p text:style-name="P7">user interface</text:p>
              <text:list>
                <text:list-item>
                  <text:p text:style-name="P7">what kind of user interface should the program have? CLI? or GUI? WEB based? for the sorting web based does not sound appropriate, GUI's are the norm but cli can be just as approrpiate</text:p>
                </text:list-item>
                <text:list-item>
                  <text:p text:style-name="P7">= what the user sees, feels and hears fromt mhe system</text:p>
                </text:list-item>
              </text:list>
            </text:list-item>
            <text:list-item>
              <text:p text:style-name="P7">typical maximum input sizes</text:p>
              <text:list>
                <text:list-item>
                  <text:p text:style-name="P7">depending on typical input sizes, you spend time on algorithms and performanc eoptimizations.</text:p>
                </text:list-item>
                <text:list-item>
                  <text:p text:style-name="P7">small input sizes can use any algorithm, should choose <text:s/>the simplest one in this case.</text:p>
                </text:list-item>
                <text:list-item>
                  <text:p text:style-name="P7">for larger input you may need to use an efficient algorithm if the input does not fit on RAM.</text:p>
                </text:list-item>
              </text:list>
            </text:list-item>
          </text:list>
        </text:list-item>
      </text:list>
      <text:p text:style-name="P9"/>
      <text:list text:continue-numbering="true" text:style-name="L1">
        <text:list-item>
          <text:list>
            <text:list-item>
              <text:p text:style-name="P8">platforms</text:p>
              <text:list>
                <text:list-item>
                  <text:p text:style-name="P7">on which platforms does it need tor un, it can include architecture, OS, available libraries</text:p>
                </text:list-item>
                <text:list-item>
                  <text:p text:style-name="P7">many languages are portable acros, makes it easy</text:p>
                </text:list-item>
                <text:list-item>
                  <text:p text:style-name="P7">always have extra cost to support a new platform.</text:p>
                </text:list-item>
              </text:list>
            </text:list-item>
            <text:list-item>
              <text:p text:style-name="P7">schedule requirements</text:p>
              <text:list>
                <text:list-item>
                  <text:p text:style-name="P7">the final deadline for completing a project comes from the client</text:p>
                </text:list-item>
                <text:list-item>
                  <text:p text:style-name="P7">together with input from the technical side on feasability and cost</text:p>
                </text:list-item>
              </text:list>
            </text:list-item>
          </text:list>
        </text:list-item>
        <text:list-item>
          <text:p text:style-name="P7">design decisions</text:p>
          <text:list>
            <text:list-item>
              <text:p text:style-name="P7">programming languagee</text:p>
              <text:list>
                <text:list-item>
                  <text:p text:style-name="P7">techincal design descision, not uncomon</text:p>
                </text:list-item>
              </text:list>
            </text:list-item>
            <text:list-item>
              <text:p text:style-name="P7">algorithms</text:p>
              <text:list>
                <text:list-item>
                  <text:p text:style-name="P7">when implementing systems, you need esvarl pieces, these can be influenced by choice of algorithm</text:p>
                </text:list-item>
                <text:list-item>
                  <text:p text:style-name="P7">the short easy solution is to use a standard vacility provided by the programming language rather than implement your own</text:p>
                </text:list-item>
                <text:list-item>
                  <text:p text:style-name="P7">in many business enviornemnts, regulations could mandate specific algorithms or mathematical formulas to be used, in scientific applications the goal is to test several algorithms.</text:p>
                </text:list-item>
              </text:list>
            </text:list-item>
          </text:list>
        </text:list-item>
      </text:list>
      <text:h text:style-name="P2" text:outline-level="2">Testing</text:h>
      <text:list text:style-name="L2">
        <text:list-item>
          <text:p text:style-name="P10">unit testing</text:p>
        </text:list-item>
        <text:list-item>
          <text:p text:style-name="P10">acceptance testing</text:p>
        </text:list-item>
      </text:list>
      <text:h text:style-name="P3" text:outline-level="2">estimating effort</text:h>
      <text:list text:style-name="L3">
        <text:list-item>
          <text:p text:style-name="P11"/>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6T06:32:16.635221060</meta:creation-date>
    <dc:date>2025-09-26T07:10:49.806078992</dc:date>
    <meta:editing-duration>PT6M23S</meta:editing-duration>
    <meta:editing-cycles>1</meta:editing-cycles>
    <meta:generator>LibreOffice/24.2.7.2$Linux_X86_64 LibreOffice_project/420$Build-2</meta:generator>
    <meta:document-statistic meta:table-count="0" meta:image-count="0" meta:object-count="0" meta:page-count="3" meta:paragraph-count="70" meta:word-count="719" meta:character-count="4065" meta:non-whitespace-character-count="3480"/>
  </office:meta>
</office:document-meta>
</file>